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6 Samples</text:p>
          </table:table-cell>
          <table:table-cell table:style-name="ce1" office:value-type="string">
            <text:p>2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161290322580645">
            <text:p>0,0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153846153846154">
            <text:p>0,0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149253731343284">
            <text:p>0,0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144927536231884">
            <text:p>0,0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142857142857143">
            <text:p>0,0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138888888888889">
            <text:p>0,0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27027027027027">
            <text:p>0,0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266666666666667">
            <text:p>0,03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131578947368421">
            <text:p>0,01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12987012987013">
            <text:p>0,0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128205128205128">
            <text:p>0,01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126582278481013">
            <text:p>0,0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123456790123457">
            <text:p>0,0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24390243902439">
            <text:p>0,0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120481927710843">
            <text:p>0,0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C88]/[.B88]" office:value-type="float" office:value="0.0119047619047619">
            <text:p>0,01</text:p>
          </table:table-cell>
          <table:table-cell table:formula="of:=[.D88]/[.B88]" office:value-type="float" office:value="0.0119047619047619">
            <text:p>0,0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235294117647059">
            <text:p>0,0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116279069767442">
            <text:p>0,0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formula="of:=[.C91]/[.B91]" office:value-type="float" office:value="0.0114942528735632">
            <text:p>0,01</text:p>
          </table:table-cell>
          <table:table-cell table:formula="of:=[.D91]/[.B91]" office:value-type="float" office:value="0.0114942528735632">
            <text:p>0,0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227272727272727">
            <text:p>0,02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224719101123595">
            <text:p>0,0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4]/[.B94]" office:value-type="float" office:value="0.0111111111111111">
            <text:p>0,01</text:p>
          </table:table-cell>
          <table:table-cell table:formula="of:=[.D94]/[.B94]" office:value-type="float" office:value="0.0222222222222222">
            <text:p>0,02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formula="of:=[.C95]/[.B95]" office:value-type="float" office:value="0.010989010989011">
            <text:p>0,01</text:p>
          </table:table-cell>
          <table:table-cell table:formula="of:=[.D95]/[.B95]" office:value-type="float" office:value="0.010989010989011">
            <text:p>0,0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6]/[.B96]" office:value-type="float" office:value="0.0108695652173913">
            <text:p>0,01</text:p>
          </table:table-cell>
          <table:table-cell table:formula="of:=[.D96]/[.B96]" office:value-type="float" office:value="0.0217391304347826">
            <text:p>0,02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formula="of:=[.C97]/[.B97]" office:value-type="float" office:value="0.010752688172043">
            <text:p>0,01</text:p>
          </table:table-cell>
          <table:table-cell table:formula="of:=[.D97]/[.B97]" office:value-type="float" office:value="0.010752688172043">
            <text:p>0,0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8]/[.B98]" office:value-type="float" office:value="0.0106382978723404">
            <text:p>0,01</text:p>
          </table:table-cell>
          <table:table-cell table:formula="of:=[.D98]/[.B98]" office:value-type="float" office:value="0.0212765957446808">
            <text:p>0,02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table:formula="of:=[.C99]/[.B99]" office:value-type="float" office:value="0.0105263157894737">
            <text:p>0,01</text:p>
          </table:table-cell>
          <table:table-cell table:formula="of:=[.D99]/[.B99]" office:value-type="float" office:value="0.0105263157894737">
            <text:p>0,0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0]/[.B100]" office:value-type="float" office:value="0.0104166666666667">
            <text:p>0,01</text:p>
          </table:table-cell>
          <table:table-cell table:formula="of:=[.D100]/[.B100]" office:value-type="float" office:value="0.0208333333333333">
            <text:p>0,02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1]/[.B101]" office:value-type="float" office:value="0.0103092783505155">
            <text:p>0,01</text:p>
          </table:table-cell>
          <table:table-cell table:formula="of:=[.D101]/[.B101]" office:value-type="float" office:value="0.0206185567010309">
            <text:p>0,02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2]/[.B102]" office:value-type="float" office:value="0.0102040816326531">
            <text:p>0,01</text:p>
          </table:table-cell>
          <table:table-cell table:formula="of:=[.D102]/[.B102]" office:value-type="float" office:value="0.0204081632653061">
            <text:p>0,02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3]/[.B103]" office:value-type="float" office:value="0.0101010101010101">
            <text:p>0,01</text:p>
          </table:table-cell>
          <table:table-cell table:formula="of:=[.D103]/[.B103]" office:value-type="float" office:value="0.0202020202020202">
            <text:p>0,02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4]/[.B104]" office:value-type="float" office:value="0.01">
            <text:p>0,01</text:p>
          </table:table-cell>
          <table:table-cell table:formula="of:=[.D104]/[.B104]" office:value-type="float" office:value="0.02">
            <text:p>0,02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18737751763962">
            <text:p>0,05</text:p>
          </table:table-cell>
          <table:table-cell table:style-name="ce4" table:formula="of:=SUM([.F5:.F104])/100" office:value-type="float" office:value="0.0534443379469154">
            <text:p>0,05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12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5M56S</meta:editing-duration>
    <meta:editing-cycles>92</meta:editing-cycles>
    <meta:generator>OpenOffice.org/3.4.1$Win32 OpenOffice.org_project/341m1$Build-9593</meta:generator>
    <dc:date>2013-05-05T12:14:37.64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